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eb8" officeooo:paragraph-rsid="000f8eb8"/>
    </style:style>
    <style:style style:name="P2" style:family="paragraph" style:parent-style-name="Standard">
      <style:text-properties officeooo:rsid="000f8eb8" officeooo:paragraph-rsid="00104dae"/>
    </style:style>
    <style:style style:name="P3" style:family="paragraph" style:parent-style-name="Standard">
      <style:text-properties officeooo:rsid="0012650c" officeooo:paragraph-rsid="0012650c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04dae" officeooo:paragraph-rsid="00104dae" style:text-blinking="false" fo:background-color="transparent" style:font-size-asian="12pt" style:font-weight-asian="normal" style:font-size-complex="12pt" style:font-weight-complex="normal" fo:padding="0cm" fo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2650c" officeooo:paragraph-rsid="0012650c" style:text-blinking="false" fo:background-color="transparent" style:font-size-asian="12pt" style:font-weight-asian="normal" style:font-size-complex="12pt" style:font-weight-complex="normal" fo:padding="0cm" fo:border="none"/>
    </style:style>
    <style:style style:name="P6" style:family="paragraph" style:parent-style-name="Standard" style:list-style-name="L1">
      <style:text-properties officeooo:rsid="000f8eb8" officeooo:paragraph-rsid="000f8eb8"/>
    </style:style>
    <style:style style:name="P7" style:family="paragraph" style:parent-style-name="Standard" style:list-style-name="L1">
      <style:text-properties officeooo:rsid="000f8eb8" officeooo:paragraph-rsid="00104dae"/>
    </style:style>
    <style:style style:name="P8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23ac6" officeooo:paragraph-rsid="00123ac6" style:text-blinking="false" fo:background-color="transparent" style:font-size-asian="12pt" style:font-weight-asian="normal" style:font-size-complex="12pt" style:font-weight-complex="normal" fo:padding="0cm" fo:border="none"/>
    </style:style>
    <style:style style:name="P9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04dae" officeooo:paragraph-rsid="00104dae" style:text-blinking="false" fo:background-color="transparent" style:font-size-asian="12pt" style:font-weight-asian="normal" style:font-size-complex="12pt" style:font-weight-complex="normal" fo:padding="0cm" fo:border="none"/>
    </style:style>
    <style:style style:name="P10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2650c" officeooo:paragraph-rsid="0012650c" style:text-blinking="false" fo:background-color="transparent" style:font-size-asian="12pt" style:font-weight-asian="normal" style:font-size-complex="12pt" style:font-weight-complex="normal" fo:padding="0cm" fo:border="none"/>
    </style:style>
    <style:style style:name="P11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2650c" officeooo:paragraph-rsid="0013e6bc" style:text-blinking="false" fo:background-color="transparent" style:font-size-asian="12pt" style:font-weight-asian="normal" style:font-size-complex="12pt" style:font-weight-complex="normal" fo:padding="0cm" fo:border="none"/>
    </style:style>
    <style:style style:name="P12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3f43" officeooo:paragraph-rsid="00173f43" style:text-blinking="false" fo:background-color="transparent" style:font-size-asian="12pt" style:font-weight-asian="normal" style:font-size-complex="12pt" style:font-weight-complex="normal" fo:padding="0cm" fo:border="none"/>
    </style:style>
    <style:style style:name="P13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68cc" officeooo:paragraph-rsid="001768cc" style:text-blinking="false" fo:background-color="transparent" style:font-size-asian="12pt" style:font-weight-asian="normal" style:font-size-complex="12pt" style:font-weight-complex="normal" fo:padding="0cm" fo:border="none"/>
    </style:style>
    <style:style style:name="P14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a99ef" officeooo:paragraph-rsid="001a99ef" style:text-blinking="false" fo:background-color="transparent" style:font-size-asian="12pt" style:font-weight-asian="normal" style:font-size-complex="12pt" style:font-weight-complex="normal" fo:padding="0cm" fo:border="none"/>
    </style:style>
    <style:style style:name="P15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acb54" officeooo:paragraph-rsid="001b220b" style:text-blinking="false" fo:background-color="transparent" style:font-size-asian="12pt" style:font-weight-asian="normal" style:font-size-complex="12pt" style:font-weight-complex="normal" fo:padding="0cm" fo:border="none"/>
    </style:style>
    <style:style style:name="P16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ca1d4" officeooo:paragraph-rsid="001ca1d4" style:text-blinking="false" fo:background-color="transparent" style:font-size-asian="12pt" style:font-weight-asian="normal" style:font-size-complex="12pt" style:font-weight-complex="normal" fo:padding="0cm" fo:border="none"/>
    </style:style>
    <style:style style:name="P17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e38c3" officeooo:paragraph-rsid="001e38c3" style:text-blinking="false" fo:background-color="transparent" style:font-size-asian="12pt" style:font-weight-asian="normal" style:font-size-complex="12pt" style:font-weight-complex="normal" fo:padding="0cm" fo:border="none"/>
    </style:style>
    <style:style style:name="P18" style:family="paragraph" style:parent-style-name="Standard" style:list-style-name="L1">
      <style:text-properties officeooo:rsid="00104dae" officeooo:paragraph-rsid="00104dae"/>
    </style:style>
    <style:style style:name="P19" style:family="paragraph" style:parent-style-name="Standard" style:list-style-name="L1">
      <style:text-properties officeooo:rsid="0012650c" officeooo:paragraph-rsid="0013e6bc"/>
    </style:style>
    <style:style style:name="P20" style:family="paragraph" style:parent-style-name="Standard" style:list-style-name="L1">
      <style:text-properties fo:color="#000000" style:font-name="Consolas" fo:font-size="10pt" officeooo:rsid="0012650c" officeooo:paragraph-rsid="0012650c" style:font-size-asian="10pt"/>
    </style:style>
    <style:style style:name="P21" style:family="paragraph" style:parent-style-name="Standard" style:list-style-name="L1">
      <style:text-properties fo:color="#000000" style:font-name="Consolas" fo:font-size="10pt" officeooo:rsid="00173f43" officeooo:paragraph-rsid="00173f43" style:font-size-asian="10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fo:padding="0cm" fo:border="none"/>
    </style:style>
    <style:style style:name="T2" style:family="text">
      <style:text-properties officeooo:rsid="00104dae"/>
    </style:style>
    <style:style style:name="T3" style:family="text">
      <style:text-properties officeooo:rsid="001b22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oubleshooting</text:p>
      <text:p text:style-name="P1"/>
      <text:list xml:id="list5822973499072148098" text:style-name="L1">
        <text:list-item>
          <text:p text:style-name="P6">Hazelcast</text:p>
          <text:list>
            <text:list-item>
              <text:p text:style-name="P7">Check if version of management center and hazelcast are the sam<text:span text:style-name="T2">e</text:span></text:p>
            </text:list-item>
          </text:list>
        </text:list-item>
      </text:list>
      <text:p text:style-name="P2"/>
      <text:p text:style-name="P2"/>
      <text:list xml:id="list124049017181904" text:continue-numbering="true" text:style-name="L1">
        <text:list-item>
          <text:p text:style-name="P8">referenced file contains errors (http //www.springframework.org/schema/beans/spring-beans-3.0.xsd)</text:p>
          <text:list>
            <text:list-item>
              <text:p text:style-name="P18"><text:a xlink:type="simple" xlink:href="http://stackoverflow.com/questions/7267341/validation-error-of-spring-beans-schema-inside-application-context" text:style-name="Internet_20_link" text:visited-style-name="Visited_20_Internet_20_Link">http://stackoverflow.com/questions/7267341/validation-error-of-spring-beans-schema-inside-application-context</text:a><text:span text:style-name="T1"> </text:span></text:p>
              <text:p text:style-name="P9"/>
            </text:list-item>
            <text:list-item>
              <text:p text:style-name="P18"><text:a xlink:type="simple" xlink:href="http://stackoverflow.com/questions/13693065/error-in-spring-application-context-schema" text:style-name="Internet_20_link" text:visited-style-name="Visited_20_Internet_20_Link">http://stackoverflow.com/questions/13693065/error-in-spring-application-context-schema</text:a><text:span text:style-name="T1"> </text:span></text:p>
            </text:list-item>
          </text:list>
        </text:list-item>
      </text:list>
      <text:p text:style-name="P4"/>
      <text:list xml:id="list124049030181193" text:continue-numbering="true" text:style-name="L1">
        <text:list-item>
          <text:p text:style-name="P10">MySQL: supplire alla mancanza del dato BOOL</text:p>
          <text:list>
            <text:list-item>
              <text:p text:style-name="P19"><text:a xlink:type="simple" xlink:href="http://blog.mrwebmaster.it/2010/06/03/mysql-supplire-alla-mancanza-del-dato-bool.html" text:style-name="Internet_20_link" text:visited-style-name="Visited_20_Internet_20_Link">http://blog.mrwebmaster.it/2010/06/03/mysql-supplire-alla-mancanza-del-dato-bool.html</text:a></text:p>
              <text:p text:style-name="P11"><text:s/></text:p>
            </text:list-item>
          </text:list>
        </text:list-item>
        <text:list-item>
          <text:p text:style-name="P20">[WARNING] The requested profile "pom.xml" could not be activated because it does not exist.</text:p>
          <text:p text:style-name="P20"/>
        </text:list-item>
        <text:list-item>
          <text:p text:style-name="P21">MySQL: ERROR 2006 (HY000) at line 25136: MySQL server has gone away</text:p>
          <text:p text:style-name="P12">This link solved my issue: </text:p>
          <text:p text:style-name="P12"><text:a xlink:type="simple" xlink:href="http://stackoverflow.com/questions/10474922/error-2006-hy000-mysql-server-has-gone-away" text:style-name="Internet_20_link" text:visited-style-name="Visited_20_Internet_20_Link">http://stackoverflow.com/questions/10474922/error-2006-hy000-mysql-server-has-gone-away</text:a> </text:p>
          <text:p text:style-name="P12"/>
        </text:list-item>
        <text:list-item>
          <text:p text:style-name="P13">MySQL: error code 2013. lost connection to mysql server during query </text:p>
          <text:p text:style-name="P13"/>
        </text:list-item>
        <text:list-item>
          <text:p text:style-name="P14">Eclipse: The superclass “javax.servlet.http.HttpServlet” was not found on the Java Build Path</text:p>
          <text:p text:style-name="P15">Resolution: add <text:span text:style-name="T3">javax.servlet-api dependency</text:span> to pom.xml</text:p>
          <text:p text:style-name="P15"/>
        </text:list-item>
        <text:list-item>
          <text:p text:style-name="P16">HTTP Status 405 - JSPs only permit GET POST or HEAD</text:p>
          <text:p text:style-name="P16">See: <text:a xlink:type="simple" xlink:href="http://stackoverflow.com/questions/23886941/http-status-405-jsps-only-permit-get-post-or-head" text:style-name="Internet_20_link" text:visited-style-name="Visited_20_Internet_20_Link">http://stackoverflow.com/questions/23886941/http-status-405-jsps-only-permit-get-post-or-head</text:a> </text:p>
          <text:p text:style-name="P16"/>
        </text:list-item>
        <text:list-item>
          <text:p text:style-name="P17">Eclipe working set is missing</text:p>
          <text:p text:style-name="P17">See: <text:a xlink:type="simple" xlink:href="http://stackoverflow.com/questions/9099700/eclipse-working-set-is-missing" text:style-name="Internet_20_link" text:visited-style-name="Visited_20_Internet_20_Link">http://stackoverflow.com/questions/9099700/eclipse-working-set-is-missing</text:a> </text:p>
          <text:p text:style-name="P17"/>
        </text:list-item>
      </text:list>
      <text:p text:style-name="P3"/>
      <text:p text:style-name="P5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7:02:53.467000000</meta:creation-date>
    <dc:date>2015-02-20T12:40:48.351000000</dc:date>
    <meta:editing-duration>PT4H57M51S</meta:editing-duration>
    <meta:editing-cycles>1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20" meta:word-count="123" meta:character-count="1286" meta:non-whitespace-character-count="1187"/>
  </office:meta>
</office:document-meta>
</file>